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71in" fo:margin-left="0in" table:align="left"/>
    </style:style>
    <style:style style:name="Table1.A" style:family="table-column">
      <style:table-column-properties style:column-width="0.3153in"/>
    </style:style>
    <style:style style:name="Table1.B" style:family="table-column">
      <style:table-column-properties style:column-width="1.3146in"/>
    </style:style>
    <style:style style:name="Table1.C" style:family="table-column">
      <style:table-column-properties style:column-width="0.809in"/>
    </style:style>
    <style:style style:name="Table1.D" style:family="table-column">
      <style:table-column-properties style:column-width="1.6174in"/>
    </style:style>
    <style:style style:name="Table1.E" style:family="table-column">
      <style:table-column-properties style:column-width="1.0049in"/>
    </style:style>
    <style:style style:name="Table1.F" style:family="table-column">
      <style:table-column-properties style:column-width="1.434in"/>
    </style:style>
    <style:style style:name="Table1.G" style:family="table-column">
      <style:table-column-properties style:column-width="1.4458in"/>
    </style:style>
    <style:style style:name="Table1.H" style:family="table-column">
      <style:table-column-properties style:column-width="1.4861in"/>
    </style:style>
    <style:style style:name="Table1.A1" style:family="table-cell">
      <style:table-cell-properties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666666" fo:padding="0.0382in" fo:border="0.05pt solid #000000">
        <style:background-image/>
      </style:table-cell-properties>
    </style:style>
    <style:style style:name="Table1.2" style:family="table-row">
      <style:table-row-properties style:min-row-height="0.2333in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1167in"/>
    </style:style>
    <style:style style:name="P1" style:family="paragraph" style:parent-style-name="Standard">
      <style:text-properties fo:color="#000000" style:font-name="Liberation Serif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rsid="0029dae7" officeooo:paragraph-rsid="0029dae7" style:font-size-asian="9pt" style:font-style-asian="italic" style:font-weight-asian="bold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rsid="0029dae7" officeooo:paragraph-rsid="00418965" style:font-size-asian="9pt" style:font-style-asian="italic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style:font-size-asian="9pt" style:font-style-asian="italic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2bb920" style:font-size-asian="9pt" style:font-style-asian="italic" style:font-weight-asian="bold" style:font-size-complex="9pt"/>
    </style:style>
    <style:style style:name="P6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21d270" style:font-size-asian="9pt" style:font-style-asian="italic" style:font-weight-asian="bold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4501b4" style:font-size-asian="9pt" style:font-style-asian="italic" style:font-weight-asian="bold" style:font-size-complex="9pt"/>
    </style:style>
    <style:style style:name="P8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2d6eef" style:font-size-asian="9pt" style:font-style-asian="italic" style:font-weight-asian="bold" style:font-size-complex="9pt"/>
    </style:style>
    <style:style style:name="P9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385258" style:font-size-asian="9pt" style:font-style-asian="italic" style:font-weight-asian="bold" style:font-size-complex="9pt"/>
    </style:style>
    <style:style style:name="P10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20a86f" style:font-size-asian="9pt" style:font-style-asian="italic" style:font-weight-asian="bold" style:font-size-complex="9pt"/>
    </style:style>
    <style:style style:name="P11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53ae83" style:font-size-asian="9pt" style:font-style-asian="italic" style:font-weight-asian="bold" style:font-size-complex="9pt"/>
    </style:style>
    <style:style style:name="P12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4fa5a2" fo:background-color="#ffffff" style:font-size-asian="9pt" style:font-style-asian="italic" style:font-weight-asian="bold" style:font-size-complex="9pt"/>
    </style:style>
    <style:style style:name="P13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37d525" fo:background-color="#ffffff" style:font-size-asian="9pt" style:font-style-asian="italic" style:font-weight-asian="bold" style:font-size-complex="9pt"/>
    </style:style>
    <style:style style:name="P14" style:family="paragraph" style:parent-style-name="Standard">
      <style:paragraph-properties fo:text-align="center" style:justify-single-word="false"/>
      <style:text-properties fo:color="#000000" style:font-name="Liberation Serif" fo:font-size="9pt" fo:font-style="italic" fo:font-weight="bold" officeooo:paragraph-rsid="0030df7f" fo:background-color="#ffffff" style:font-size-asian="9pt" style:font-style-asian="italic" style:font-weight-asian="bold" style:font-size-complex="9pt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Serif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color="#000000" style:font-name="Liberation Serif" fo:font-size="9pt" officeooo:paragraph-rsid="002bb920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0000" style:font-name="Liberation Serif" fo:font-size="9pt" officeooo:paragraph-rsid="002d6eef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color="#000000" style:font-name="Liberation Serif" fo:font-size="9pt" officeooo:paragraph-rsid="00385258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fo:color="#000000" style:font-name="Liberation Serif" fo:font-size="9pt" officeooo:paragraph-rsid="0030df7f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rsid="001fc46c" officeooo:paragraph-rsid="004af283" style:font-size-asian="8.80000019073486pt" style:font-style-asian="italic" style:font-weight-asian="bold" style:font-size-complex="8.80000019073486pt"/>
    </style:style>
    <style:style style:name="P21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rsid="001fc46c" officeooo:paragraph-rsid="004cbef8" style:font-size-asian="8.80000019073486pt" style:font-style-asian="italic" style:font-weight-asian="bold" style:font-size-complex="8.80000019073486pt"/>
    </style:style>
    <style:style style:name="P22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rsid="001fc46c" officeooo:paragraph-rsid="004b40f9" style:font-size-asian="8.80000019073486pt" style:font-style-asian="italic" style:font-weight-asian="bold" style:font-size-complex="8.80000019073486pt"/>
    </style:style>
    <style:style style:name="P23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rsid="001fc46c" officeooo:paragraph-rsid="00446d0e" style:font-size-asian="8.80000019073486pt" style:font-style-asian="italic" style:font-weight-asian="bold" style:font-size-complex="8.80000019073486pt"/>
    </style:style>
    <style:style style:name="P24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style:font-size-asian="8.80000019073486pt" style:font-style-asian="italic" style:font-weight-asian="bold" style:font-size-complex="8.80000019073486pt"/>
    </style:style>
    <style:style style:name="P25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paragraph-rsid="0023cb36" style:font-size-asian="8.80000019073486pt" style:font-style-asian="italic" style:font-weight-asian="bold" style:font-size-complex="8.80000019073486pt"/>
    </style:style>
    <style:style style:name="P26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paragraph-rsid="00362747" style:font-size-asian="8.80000019073486pt" style:font-style-asian="italic" style:font-weight-asian="bold" style:font-size-complex="8.80000019073486pt"/>
    </style:style>
    <style:style style:name="P27" style:family="paragraph" style:parent-style-name="Standard">
      <style:paragraph-properties fo:text-align="center" style:justify-single-word="false"/>
      <style:text-properties fo:color="#000000" style:font-name="Liberation Serif" fo:font-size="8.80000019073486pt" fo:font-style="italic" fo:font-weight="bold" officeooo:paragraph-rsid="0020a86f" style:font-size-asian="8.80000019073486pt" style:font-style-asian="italic" style:font-weight-asian="bold" style:font-size-complex="8.80000019073486pt"/>
    </style:style>
    <style:style style:name="P28" style:family="paragraph" style:parent-style-name="Standard">
      <style:paragraph-properties fo:text-align="center" style:justify-single-word="false"/>
      <style:text-properties fo:color="#000000" style:font-name="Liberation Serif" fo:font-size="8.80000019073486pt" style:font-size-asian="8.80000019073486pt" style:font-size-complex="8.80000019073486pt"/>
    </style:style>
    <style:style style:name="P29" style:family="paragraph" style:parent-style-name="Standard">
      <style:paragraph-properties fo:text-align="center" style:justify-single-word="false"/>
      <style:text-properties fo:color="#000000" style:font-name="Liberation Serif" fo:font-size="8.80000019073486pt" officeooo:paragraph-rsid="0023cb36" style:font-size-asian="8.80000019073486pt" style:font-size-complex="8.80000019073486pt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erif" fo:font-size="9pt" fo:font-style="italic" fo:font-weight="bold" officeooo:rsid="0023cb36" officeooo:paragraph-rsid="004a5538" style:font-size-asian="9pt" style:font-style-asian="italic" style:font-weight-asian="bold" style:font-size-complex="9pt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erif" fo:font-size="9pt" fo:font-style="italic" fo:font-weight="bold" style:font-size-asian="9pt" style:font-style-asian="italic" style:font-weight-asian="bold" style:font-size-complex="9pt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erif" fo:font-size="9pt" fo:font-style="italic" fo:font-weight="bold" officeooo:paragraph-rsid="00235cb7" style:font-size-asian="9pt" style:font-style-asian="italic" style:font-weight-asian="bold" style:font-size-complex="9pt"/>
    </style:style>
    <style:style style:name="P3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erif" fo:font-size="9pt" fo:font-style="italic" fo:font-weight="bold" officeooo:paragraph-rsid="00418965" style:font-size-asian="9pt" style:font-style-asian="italic" style:font-weight-asian="bold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color="#ffffff" style:font-name="Liberation Serif" fo:font-weight="bold" officeooo:rsid="0018d3de" officeooo:paragraph-rsid="0018d3d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Liberation Serif" fo:font-size="9pt" officeooo:rsid="004a5538" officeooo:paragraph-rsid="004a5538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Liberation Serif" fo:font-size="9p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23cb36" officeooo:paragraph-rsid="004a5538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8d3de" officeooo:paragraph-rsid="0018d3de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41a73b" officeooo:paragraph-rsid="004af283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41a73b" officeooo:paragraph-rsid="004cbef8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41a73b" officeooo:paragraph-rsid="0041a73b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276d35" officeooo:paragraph-rsid="004af283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276d35" officeooo:paragraph-rsid="004cbef8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276d35" officeooo:paragraph-rsid="00418965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276d35" officeooo:paragraph-rsid="00276d35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fc46c" officeooo:paragraph-rsid="001fc46c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fc46c" officeooo:paragraph-rsid="0021d270" style:font-size-asian="11pt" style:font-size-complex="11pt"/>
    </style:style>
    <style:style style:name="P48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40cbc4" officeooo:paragraph-rsid="00401f85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df655" officeooo:paragraph-rsid="00235cb7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df655" officeooo:paragraph-rsid="001df655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a9b55" officeooo:paragraph-rsid="001a9b55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color="#000000" style:font-name="Liberation Serif" fo:font-size="11pt" officeooo:rsid="001df17b" officeooo:paragraph-rsid="001df17b" style:font-size-asian="11pt" style:font-size-complex="11pt"/>
    </style:style>
    <style:style style:name="T1" style:family="text">
      <style:text-properties officeooo:rsid="00418965"/>
    </style:style>
    <style:style style:name="T2" style:family="text">
      <style:text-properties officeooo:rsid="002bb920"/>
    </style:style>
    <style:style style:name="T3" style:family="text">
      <style:text-properties officeooo:rsid="0023cb36"/>
    </style:style>
    <style:style style:name="T4" style:family="text">
      <style:text-properties officeooo:rsid="0053ae83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font-weight="bold" officeooo:rsid="002bb920" style:font-style-asian="italic" style:font-weight-asian="bold"/>
    </style:style>
    <style:style style:name="T7" style:family="text">
      <style:text-properties fo:font-style="italic" fo:font-weight="bold" officeooo:rsid="0023cb36" style:font-style-asian="italic" style:font-weight-asian="bold"/>
    </style:style>
    <style:style style:name="T8" style:family="text">
      <style:text-properties fo:font-style="italic" fo:font-weight="bold" officeooo:rsid="0032655a" style:font-style-asian="italic" style:font-weight-asian="bold"/>
    </style:style>
    <style:style style:name="T9" style:family="text">
      <style:text-properties fo:font-style="italic" fo:font-weight="bold" officeooo:rsid="003d758f" style:font-style-asian="italic" style:font-weight-asian="bold"/>
    </style:style>
    <style:style style:name="T10" style:family="text">
      <style:text-properties fo:font-style="italic" fo:font-weight="bold" officeooo:rsid="00418965" style:font-style-asian="italic" style:font-weight-asian="bold"/>
    </style:style>
    <style:style style:name="T11" style:family="text">
      <style:text-properties fo:font-style="italic" fo:font-weight="bold" officeooo:rsid="003511f2" style:font-style-asian="italic" style:font-weight-asian="bold"/>
    </style:style>
    <style:style style:name="T12" style:family="text">
      <style:text-properties officeooo:rsid="005717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34">#</text:p>
          </table:table-cell>
          <table:table-cell table:style-name="Table1.A1" office:value-type="string">
            <text:p text:style-name="P34">Emotion Instance</text:p>
          </table:table-cell>
          <table:table-cell table:style-name="Table1.A1" table:number-columns-spanned="2" office:value-type="string">
            <text:p text:style-name="P34">Context</text:p>
          </table:table-cell>
          <table:covered-table-cell/>
          <table:table-cell table:style-name="Table1.A1" office:value-type="string">
            <text:p text:style-name="P34">Relevance</text:p>
          </table:table-cell>
          <table:table-cell table:style-name="Table1.A1" office:value-type="string">
            <text:p text:style-name="P34">Desirability</text:p>
          </table:table-cell>
          <table:table-cell table:style-name="Table1.A1" office:value-type="string">
            <text:p text:style-name="P34">Expectedness</text:p>
          </table:table-cell>
          <table:table-cell table:style-name="Table1.H1" office:value-type="string">
            <text:p text:style-name="P34">Controllability</text:p>
          </table:table-cell>
        </table:table-row>
        <table:table-row table:style-name="Table1.2">
          <table:table-cell table:style-name="Table1.A2" office:value-type="string">
            <text:p text:style-name="P35">1</text:p>
          </table:table-cell>
          <table:table-cell table:style-name="Table1.A2" office:value-type="string">
            <text:p text:style-name="P37">Neutral</text:p>
          </table:table-cell>
          <table:table-cell table:style-name="Table1.A2" table:number-columns-spanned="2" office:value-type="string">
            <text:p text:style-name="P38"/>
          </table:table-cell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0">N<text:span text:style-name="T12">EUTRAL</text:span></text:p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P36"/>
          </table:table-cell>
        </table:table-row>
        <table:table-row table:style-name="Table1.3">
          <table:table-cell table:style-name="Table1.A2" table:number-rows-spanned="2" office:value-type="string">
            <text:p text:style-name="P35">2</text:p>
          </table:table-cell>
          <table:table-cell table:style-name="Table1.A2" table:number-rows-spanned="2" office:value-type="string">
            <text:p text:style-name="P38">Joy</text:p>
          </table:table-cell>
          <table:table-cell table:style-name="Table1.A2" office:value-type="string">
            <text:p text:style-name="P39">human</text:p>
          </table:table-cell>
          <table:table-cell table:style-name="Table1.A2" office:value-type="string">
            <text:p text:style-name="P20">HUMAN_ACHIEVE<text:span text:style-name="T1">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32">DESIRABLE</text:p>
            <text:p text:style-name="P31">HIGH_DESIRABLE</text:p>
          </table:table-cell>
          <table:table-cell table:style-name="Table1.A2" table:number-rows-spanned="2" office:value-type="string">
            <text:p text:style-name="P5">EXPECTED</text:p>
            <text:p text:style-name="P16"><text:span text:style-name="T6">MOST_</text:span><text:span text:style-name="T5">EXPECTED</text:span></text:p>
          </table:table-cell>
          <table:table-cell table:style-name="Table1.H2" table:number-rows-spanned="2" office:value-type="string">
            <text:p text:style-name="P36"/>
          </table:table-cell>
        </table:table-row>
        <table:table-row table:style-name="Table1.3">
          <table:covered-table-cell/>
          <table:covered-table-cell/>
          <table:table-cell table:style-name="Table1.A2" office:value-type="string">
            <text:p text:style-name="P42">agent</text:p>
          </table:table-cell>
          <table:table-cell table:style-name="Table1.A2" office:value-type="string">
            <text:p text:style-name="P20">AGENT_ACHIEVE<text:span text:style-name="T1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3</text:p>
          </table:table-cell>
          <table:table-cell table:style-name="Table1.A2" table:number-rows-spanned="2" office:value-type="string">
            <text:p text:style-name="P46">Sadness</text:p>
          </table:table-cell>
          <table:table-cell table:style-name="Table1.A2" office:value-type="string">
            <text:p text:style-name="P40">human</text:p>
          </table:table-cell>
          <table:table-cell table:style-name="Table1.A2" office:value-type="string">
            <text:p text:style-name="P21">HUMAN_FAIL<text:span text:style-name="T1">E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6">UNDESIRABLE</text:p>
            <text:p text:style-name="P6">HIGH_UNDESIRABLE</text:p>
          </table:table-cell>
          <table:table-cell table:style-name="Table1.A2" table:number-rows-spanned="2" office:value-type="string">
            <text:p text:style-name="P5">EXPECTED</text:p>
            <text:p text:style-name="P16"><text:span text:style-name="T6">MOST_</text:span><text:span text:style-name="T5">EXPECTED</text:span></text:p>
          </table:table-cell>
          <table:table-cell table:style-name="Table1.H2" table:number-rows-spanned="2" office:value-type="string">
            <text:p text:style-name="P12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3">agent</text:p>
          </table:table-cell>
          <table:table-cell table:style-name="Table1.A2" office:value-type="string">
            <text:p text:style-name="P21">AGENT_FAIL<text:span text:style-name="T1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4</text:p>
          </table:table-cell>
          <table:table-cell table:style-name="Table1.A2" table:number-rows-spanned="2" office:value-type="string">
            <text:p text:style-name="P48">Gratitude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2">AGENT_<text:span text:style-name="T3">ACCEPTED</text:span></text:p>
            <text:p text:style-name="P23">AGENT_ACHIEVE<text:span text:style-name="T1">D</text:span></text:p>
          </table:table-cell>
          <table:table-cell table:style-name="Table1.A2" table:number-rows-spanned="2" office:value-type="string">
            <text:p text:style-name="P3">RELEVANT</text:p>
          </table:table-cell>
          <table:table-cell table:style-name="Table1.A2" table:number-rows-spanned="2" office:value-type="string">
            <text:p text:style-name="P33">DESIRABLE</text:p>
            <text:p text:style-name="P33">HIGH_DESIRABLE</text:p>
          </table:table-cell>
          <table:table-cell table:style-name="Table1.A2" table:number-rows-spanned="2" office:value-type="string">
            <text:p text:style-name="P7">EXPECTED</text:p>
            <text:p text:style-name="P7"><text:span text:style-name="T2">MOST_</text:span>EXPECTED</text:p>
          </table:table-cell>
          <table:table-cell table:style-name="Table1.H2" table:number-rows-spanned="2" office:value-type="string">
            <text:p text:style-name="P13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4">agent</text:p>
          </table:table-cell>
          <table:table-cell table:style-name="Table1.A2" office:value-type="string">
            <text:p text:style-name="P22">HUMAN_<text:span text:style-name="T3">ACCEPTED</text:span></text:p>
            <text:p text:style-name="P23">HUMAN_ACHIEVE<text:span text:style-name="T1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5</text:p>
          </table:table-cell>
          <table:table-cell table:style-name="Table1.A2" table:number-rows-spanned="2" office:value-type="string">
            <text:p text:style-name="P38">Positive Surprise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5">AGENT_PROPOSED</text:p>
            <text:p text:style-name="P29"><text:span text:style-name="T5">AGENT_</text:span><text:span text:style-name="T7">ACCEPTED</text:span></text:p>
            <text:p text:style-name="P25">AGENT_ACHIEVE<text:span text:style-name="T1">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4">DESIRABLE</text:p>
            <text:p text:style-name="P4">HIGH_DESIRABLE</text:p>
          </table:table-cell>
          <table:table-cell table:style-name="Table1.A2" table:number-rows-spanned="2" office:value-type="string">
            <text:p text:style-name="P4">MOST_UNEXPECTED</text:p>
          </table:table-cell>
          <table:table-cell table:style-name="Table1.H2" table:number-rows-spanned="2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5">agent</text:p>
          </table:table-cell>
          <table:table-cell table:style-name="Table1.A2" office:value-type="string">
            <text:p text:style-name="P25">HUMAN_PROPOSED</text:p>
            <text:p text:style-name="P29"><text:span text:style-name="T5">HUMAN_</text:span><text:span text:style-name="T7">ACCEPTED</text:span></text:p>
            <text:p text:style-name="P25">HUMAN_ACHIEVE<text:span text:style-name="T1">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6</text:p>
          </table:table-cell>
          <table:table-cell table:style-name="Table1.A2" table:number-rows-spanned="2" office:value-type="string">
            <text:p text:style-name="P49">Negative Surprise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4">AGENT_PROPOSED</text:p>
            <text:p text:style-name="P24">AGENT_REJECTED</text:p>
            <text:p text:style-name="P24">AGENT_FAIL<text:span text:style-name="T1">E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4">UNDESIRABLE</text:p>
            <text:p text:style-name="P4">HIGH_UNDESIRABLE</text:p>
          </table:table-cell>
          <table:table-cell table:style-name="Table1.A2" table:number-rows-spanned="2" office:value-type="string">
            <text:p text:style-name="P4">MOST_UNEXPECTED</text:p>
          </table:table-cell>
          <table:table-cell table:style-name="Table1.H2" table:number-rows-spanned="2" office:value-type="string">
            <text:p text:style-name="P36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5">agent</text:p>
          </table:table-cell>
          <table:table-cell table:style-name="Table1.A2" office:value-type="string">
            <text:p text:style-name="P24">HUMAN_PROPOSED</text:p>
            <text:p text:style-name="P24">HUMAN_REJECTED</text:p>
            <text:p text:style-name="P24">HUMAN_FAIL<text:span text:style-name="T1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7</text:p>
          </table:table-cell>
          <table:table-cell table:style-name="Table1.A2" table:number-rows-spanned="2" office:value-type="string">
            <text:p text:style-name="P51">Anger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4">AGENT_REJECTED</text:p>
            <text:p text:style-name="P26">AGENT_FAIL<text:span text:style-name="T1">E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4">HIGH_UNDESIRABLE</text:p>
          </table:table-cell>
          <table:table-cell table:style-name="Table1.A2" table:number-rows-spanned="2" office:value-type="string">
            <text:p text:style-name="P8">EXPECTED</text:p>
            <text:p text:style-name="P17"><text:span text:style-name="T6">MOST_</text:span><text:span text:style-name="T5">EXPECTED</text:span></text:p>
          </table:table-cell>
          <table:table-cell table:style-name="Table1.H2" table:number-rows-spanned="2" office:value-type="string">
            <text:p text:style-name="P4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5">agent</text:p>
          </table:table-cell>
          <table:table-cell table:style-name="Table1.A2" office:value-type="string">
            <text:p text:style-name="P24">HUMAN_REJECTED</text:p>
            <text:p text:style-name="P26">HUMAN_FAIL<text:span text:style-name="T1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8</text:p>
          </table:table-cell>
          <table:table-cell table:style-name="Table1.A2" table:number-rows-spanned="2" office:value-type="string">
            <text:p text:style-name="P52">Worry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4">AGENT_PROPOSED</text:p>
            <text:p text:style-name="P24">AGENT_REJECTED</text:p>
            <text:p text:style-name="P24">HUMAN_FAIL<text:span text:style-name="T1">ED</text:span></text:p>
            <text:p text:style-name="P24">AGENT_FAIL<text:span text:style-name="T1">E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4">UNDESIRABLE</text:p>
            <text:p text:style-name="P4">HIGH_UNDESIRABLE</text:p>
          </table:table-cell>
          <table:table-cell table:style-name="Table1.A2" table:number-rows-spanned="2" office:value-type="string">
            <text:p text:style-name="P15"><text:span text:style-name="T8">UN</text:span><text:span text:style-name="T5">EXPECTED</text:span></text:p>
          </table:table-cell>
          <table:table-cell table:style-name="Table1.H2" table:number-rows-spanned="2" office:value-type="string">
            <text:p text:style-name="P4">UN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5">agent</text:p>
          </table:table-cell>
          <table:table-cell table:style-name="Table1.A2" office:value-type="string">
            <text:p text:style-name="P24">HUMAN_PROPOSED</text:p>
            <text:p text:style-name="P24">HUMAN_REJECTED</text:p>
            <text:p text:style-name="P24">HUMAN_FAIL<text:span text:style-name="T1">ED</text:span></text:p>
            <text:p text:style-name="P24">AGENT_FAIL<text:span text:style-name="T1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9</text:p>
          </table:table-cell>
          <table:table-cell table:style-name="Table1.A2" table:number-rows-spanned="2" office:value-type="string">
            <text:p text:style-name="P50">Frustration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4">AGENT_PROPOSED</text:p>
            <text:p text:style-name="P28"><text:span text:style-name="T9">AGENT</text:span><text:span text:style-name="T5">_FAIL</text:span><text:span text:style-name="T10">E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4">UNDESIRABLE</text:p>
          </table:table-cell>
          <table:table-cell table:style-name="Table1.A2" table:number-rows-spanned="2" office:value-type="string">
            <text:p text:style-name="P9">EXPECTED</text:p>
            <text:p text:style-name="P18"><text:span text:style-name="T6">MOST_</text:span><text:span text:style-name="T5">EXPECTED</text:span></text:p>
          </table:table-cell>
          <table:table-cell table:style-name="Table1.H2" table:number-rows-spanned="2" office:value-type="string">
            <text:p text:style-name="P15"><text:span text:style-name="T11">UN</text:span><text:span text:style-name="T5">CONTROLLABLE</text:span>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5">agent</text:p>
          </table:table-cell>
          <table:table-cell table:style-name="Table1.A2" office:value-type="string">
            <text:p text:style-name="P24">HUMAN_PROPOSED</text:p>
            <text:p text:style-name="P28"><text:span text:style-name="T9">HUMAN</text:span><text:span text:style-name="T5">_FAIL</text:span><text:span text:style-name="T10">ED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5">10</text:p>
          </table:table-cell>
          <table:table-cell table:style-name="Table1.A2" table:number-rows-spanned="2" office:value-type="string">
            <text:p text:style-name="P47">Guilt</text:p>
          </table:table-cell>
          <table:table-cell table:style-name="Table1.A2" office:value-type="string">
            <text:p text:style-name="P41">human</text:p>
          </table:table-cell>
          <table:table-cell table:style-name="Table1.A2" office:value-type="string">
            <text:p text:style-name="P27">HUMAN_FAIL<text:span text:style-name="T1">ED</text:span></text:p>
          </table:table-cell>
          <table:table-cell table:style-name="Table1.A2" table:number-rows-spanned="2" office:value-type="string">
            <text:p text:style-name="P2">RELEVANT</text:p>
          </table:table-cell>
          <table:table-cell table:style-name="Table1.A2" table:number-rows-spanned="2" office:value-type="string">
            <text:p text:style-name="P10">UNDESIRABLE</text:p>
            <text:p text:style-name="P10">HIGH_UNDESIRABLE</text:p>
          </table:table-cell>
          <table:table-cell table:style-name="Table1.A2" table:number-rows-spanned="2" office:value-type="string">
            <text:p text:style-name="P14">EXPECTED</text:p>
            <text:p text:style-name="P19"><text:span text:style-name="T6">MOST_</text:span><text:span text:style-name="T5">EXPECTED</text:span></text:p>
          </table:table-cell>
          <table:table-cell table:style-name="Table1.H2" table:number-rows-spanned="2" office:value-type="string">
            <text:p text:style-name="P10"><text:span text:style-name="T4">LOW_</text:span>CONTROLLABL</text:p>
            <text:p text:style-name="P11"><text:span text:style-name="T4">HIGH_</text:span>CONTROLLABLE</text:p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45">agent</text:p>
          </table:table-cell>
          <table:table-cell table:style-name="Table1.A2" office:value-type="string">
            <text:p text:style-name="P27">AGENT_FAIL<text:span text:style-name="T1">ED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10:20:54.784703608</meta:creation-date>
    <dc:date>2016-11-15T23:50:55.335339191</dc:date>
    <meta:editing-duration>PT4H13M23S</meta:editing-duration>
    <meta:editing-cycles>61</meta:editing-cycles>
    <meta:generator>LibreOffice/4.2.8.2$Linux_X86_64 LibreOffice_project/420m0$Build-2</meta:generator>
    <meta:document-statistic meta:table-count="1" meta:image-count="0" meta:object-count="0" meta:page-count="1" meta:paragraph-count="130" meta:word-count="133" meta:character-count="1300" meta:non-whitespace-character-count="1297"/>
  </office:meta>
</office:document-meta>
</file>